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copedObject.removeFrom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opedObject.DefaultScopedObject( ConfigurableBeanFactory beanFactory , String 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copedObject.getTar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